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literario">
      <style:text-properties fo:language="es" fo:country="ES"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s motores resuenan en las paredes de metal. La cama está sin tender. Eduardo llegó hace seis meses como recluta a la caravana. Desde entonces viaja y trabaja confinado en su camarote. Sale en busca de comida tres veces al día. Añora la luz del día. Ni en los pasillos ni en su camarote hay claraboyas. Esas son para usos militares, o para los camarotes de altos rangos. Los motores no se han detenido desde que lo recogieron.</text:p>
      <text:p text:style-name="P1">Eduardo es Táctico de Mapas. Aunque nunca le han dado un mapa. Solo le encargan cálculos que deben realizarse a través de largas tablas y procedimientos estandarizados. Cuando tomó el curso de Táctica y Topografía, cuando se esmeraba en aquellas intrincadas técnicas para deducir rutas y eludir enemigos, nunca supuso que sus turnos de guardia estarían reducidos a la repetición ignorante de números secretos.</text:p>
      <text:p text:style-name="P1">Hace varias horas que no le traen nuevas cifras para analizar. Los motores también están en silencio. Esporádicamente escucha pisadas apresuradas en el pasillo. Luego de un par de horas abre la puerta con cuidado. No ve a nadie. Camina en dirección al comedor – la única ruta que conoce –. No hay nadie en las mesas. Siempre hay alguien en las mesas. Deja atrás la puerta del comedor. La nave es secreta a partir de ahora. Las luces amarillas parpadean. </text:p>
      <text:p text:style-name="P1"><text:s/>El silencio se llena de sonidos. Voces temerosas, gritos y órdenes. También reconoce otro sonido, más tumultuoso y lejano. Balas golpeando las paredes de la caravana. Están bajo ataque.</text:p>
      <text:p text:style-name="P1">En caso de combate Eduardo debe presentarse a su oficial inmediato; pero no conoce a su oficial inmediato. Cuando llegó, un soldado lo llevó hasta su camarote, le mostró el camino al comedor, y le dictó los horarios de comida. Después de eso esperaba los papeles con los números a analizar. Se los dejaban en la bandeja de la puerta. Luego de terminar, Eduardo notificaba mediante un botón en su pared y dejaba los resultados en la misma bandeja de la puerta. Alguien los recogía. </text:p>
      <text:p text:style-name="P1"><text:soft-page-break/>Quizás lo mejor sería regresar al camarote. Pudieran necesitar números con urgencia, en caso de huida. También es posible que la caravana fuera invadida y los enemigos lo sorprendieran desarmado en su cama.</text:p>
      <text:p text:style-name="P1">Da media vuelta. Camina apurado hacia su puesto. Imagina papeles en la bandeja de la puerta, esperando por su salvación. En una nave terrestre como esta, todos somos imprescindibles.</text:p>
      <text:p text:style-name="P1">La bandeja de la puerta está vacía. Los sonidos del combate quedaron atrás.</text:p>
      <text:p text:style-name="P1">Camina en dirección contraria al comedor. Luego de subir una escalera y doblar una esquina, vuelve a escuchar los sonidos del combate. Aquí son más nítidos y aterradores. Sigue caminando. Quisiera llegar en un momento crucial, en el que su presencia implicara un viraje categórico en la batalla. Imagina que, a partir de ahora, no tendrá que estar sepultado en un camarote, custodiado por números incomprensibles.</text:p>
      <text:p text:style-name="P1">El repiqueteo de las armas crece ensordecedor. Los disparos son inmediatos. Luego de subir una escalera, se encuentra con un soldado que dispara cortas ráfagas por una escotilla. El soldado lo mira durante un instante y continúa en su combate.</text:p>
      <text:p text:style-name="P1">Eduardo pasa por detrás del combatiente. Sigue subiendo escaleras y pasillos. Tropieza con otros soldados. Algunos cargan municiones. Otros cambian de posición. Otros combate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literario" style:family="paragraph" style:parent-style-name="Text_20_body" style:class="text">
      <style:paragraph-properties fo:margin-left="0cm" fo:margin-right="0cm" fo:line-height="200%" fo:text-indent="0cm" style:auto-text-indent="true"/>
      <style:text-properties style:font-name="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3T10:00:21.55</meta:creation-date>
    <meta:editing-duration>P8DT22H15M33S</meta:editing-duration>
    <meta:editing-cycles>36</meta:editing-cycles>
    <meta:generator>LibreOffice/3.3$Win32 LibreOffice_project/330m19$Build-6</meta:generator>
    <dc:title>literaria</dc:title>
    <dc:date>2011-12-02T08:16:11.07</dc:date>
    <meta:document-statistic meta:table-count="0" meta:image-count="0" meta:object-count="0" meta:page-count="2" meta:paragraph-count="11" meta:word-count="543" meta:character-count="3252"/>
    <meta:user-defined meta:name="Info 1"/>
    <meta:user-defined meta:name="Info 2"/>
    <meta:user-defined meta:name="Info 3"/>
    <meta:user-defined meta:name="Info 4"/>
    <meta:template xlink:type="simple" xlink:actuate="onRequest" xlink:title="literaria" xlink:href="../../../../AppData/Roaming/LibreOffice/3/user/template/literaria.ott" meta:date="2011-11-23T10:00:20.32"/>
  </office:meta>
</office:document-meta>
</file>